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3cm" svg:stroke-color="#ff0000" draw:marker-start-width="0.65cm" draw:marker-end-width="0.6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029cm"/>
    </style:style>
    <style:style style:name="gr8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8cm" text:animation="none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 style:list-style-name="L2">
      <style:graphic-properties draw:fill-color="#ffffff" fo:min-height="12.178cm"/>
    </style:style>
    <style:style style:name="pr7" style:family="presentation" style:parent-style-name="Standard-notes">
      <style:graphic-properties draw:fill-color="#ffffff" fo:min-height="12.572cm"/>
    </style:style>
    <style:style style:name="pr8" style:family="presentation" style:parent-style-name="Standard-outline1">
      <style:graphic-properties fo:min-height="11.929cm"/>
    </style:style>
    <style:style style:name="pr9" style:family="presentation" style:parent-style-name="Default-outline1">
      <style:graphic-properties fo:min-height="11.928cm"/>
    </style:style>
    <style:style style:name="pr10" style:family="presentation" style:parent-style-name="Standard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18pt"/>
    </style:style>
    <style:style style:name="P9" style:family="paragraph">
      <style:text-properties fo:font-size="26.3999996185303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dd4814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0000" fo:font-size="20pt" style:font-size-asian="20pt" style:font-size-complex="20pt"/>
    </style:style>
    <style:style style:name="T6" style:family="text">
      <style:text-properties fo:color="#dd4814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dd4814"/>
    </style:style>
    <style:style style:name="T9" style:family="text">
      <style:text-properties fo:color="#800000"/>
    </style:style>
    <style:style style:name="T10" style:family="text">
      <style:text-properties fo:color="#2300dc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ge de garde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'est ce que l'émulation ?</text:p>
          </draw:text-box>
        </draw:frame>
        <draw:custom-shape draw:style-name="gr2" draw:text-style-name="P1" xml:id="id11" draw:id="id11" draw:layer="layout" svg:width="10cm" svg:height="2.2cm" svg:x="10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" draw:layer="layout" svg:width="24.639cm" svg:height="12.178cm" svg:x="1.4cm" svg:y="5.2cm" presentation:class="subtitle" presentation:user-transformed="true">
          <draw:text-box>
            <text:p xml:id="id7" text:id="id7" text:style-name="P2">Matériel électronique → Logiciel.</text:p>
            <text:p text:style-name="P2"/>
            <text:p xml:id="id8" text:id="id8" text:style-name="P2">Plusieurs types : <text:tab/>- Terminal</text:p>
            <text:p xml:id="id9" text:id="id9" text:style-name="P2"><text:tab/><text:tab/><text:tab/><text:tab/><text:tab/><text:tab/><text:tab/>- Ordinateur</text:p>
            <text:p xml:id="id10" text:id="id10" text:style-name="P2"><text:tab/><text:tab/><text:tab/><text:tab/><text:tab/><text:tab/><text:tab/>- Console de jeux</text:p>
            <text:p text:style-name="P2"/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Game Boy</text:p>
          </draw:text-box>
        </draw:frame>
        <draw:frame presentation:style-name="pr6" draw:text-style-name="P3" draw:layer="layout" svg:width="24.639cm" svg:height="12.178cm" svg:x="1.4cm" svg:y="4.914cm" presentation:class="subtitle" presentation:user-transformed="true">
          <draw:text-box>
            <text:list text:style-name="L2">
              <text:list-item>
                <text:p text:style-name="P2"><text:span text:style-name="T1"><text:s/></text:span><text:span text:style-name="T1">Une des premières consoles portables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Commercialisée par Nintendo en 1989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Possibilité de changer de jeu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/Fonctionnement général</text:p>
          </draw:text-box>
        </draw:frame>
        <draw:frame presentation:style-name="pr8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ules principaux d'un émulateur<text:line-break/>de console</text:p>
          </draw:text-box>
        </draw:frame>
        <draw:custom-shape draw:style-name="gr3" draw:text-style-name="P5" xml:id="id1" draw:id="id1" draw:layer="layout" svg:width="7.8cm" svg:height="2.4cm" svg:x="10.6cm" svg:y="6.4cm">
          <text:p text:style-name="P5">Module CPU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7cm" svg:height="2.8cm" svg:x="11cm" svg:y="11.8cm">
          <text:p text:style-name="P5">Module Graphique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7cm" svg:height="2.8cm" svg:x="19.6cm" svg:y="11.8cm">
          <text:p text:style-name="P5">Module Sonore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7cm" svg:height="2.8cm" svg:x="2.2cm" svg:y="11.8cm">
          <text:p text:style-name="P5">Module Mémoire</text:p>
          <draw:enhanced-geometry svg:viewBox="0 0 21600 21600" draw:type="rectangle" draw:enhanced-path="M 0 0 L 21600 0 21600 21600 0 21600 0 0 Z N"/>
        </draw:custom-shape>
        <draw:connector draw:style-name="gr4" draw:text-style-name="P1" xml:id="id13" draw:id="id13" draw:layer="layout" draw:type="line" svg:x1="14.5cm" svg:y1="8.8cm" svg:x2="14.5cm" svg:y2="11.8cm" draw:start-shape="id1" draw:start-glue-point="2" draw:end-shape="id2" draw:end-glue-point="0" svg:d="m14500 8800v3000" svg:viewBox="0 0 1 3001">
          <text:p/>
        </draw:connector>
        <draw:connector draw:style-name="gr4" draw:text-style-name="P1" xml:id="id14" draw:id="id14" draw:layer="layout" draw:type="line" svg:x1="14.5cm" svg:y1="8.8cm" svg:x2="23.1cm" svg:y2="11.8cm" draw:start-shape="id1" draw:start-glue-point="2" draw:end-shape="id3" draw:end-glue-point="0" svg:d="m14500 8800 8600 3000" svg:viewBox="0 0 8601 3001">
          <text:p/>
        </draw:connector>
        <draw:connector draw:style-name="gr4" draw:text-style-name="P1" xml:id="id12" draw:id="id12" draw:layer="layout" draw:type="line" svg:x1="14.5cm" svg:y1="8.8cm" svg:x2="5.7cm" svg:y2="11.8cm" draw:start-shape="id1" draw:start-glue-point="2" draw:end-shape="id4" draw:end-glue-point="0" svg:d="m14500 8800-8800 3000" svg:viewBox="0 0 8801 30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2">Algorithme générique du fonctionnement d'un émulateur de console.</text:span></text:p>
          </draw:text-box>
        </draw:frame>
        <draw:frame presentation:style-name="pr9" draw:text-style-name="P7" draw:layer="layout" svg:width="24.639cm" svg:height="15.686cm" svg:x="2.6cm" svg:y="4.914cm" presentation:class="outline" presentation:user-transformed="true">
          <draw:text-box>
            <text:list text:style-name="L4">
              <text:list-header>
                <text:p xml:id="id15" text:id="id15"><text:span text:style-name="T3">void</text:span><text:span text:style-name="T4"> run(){</text:span></text:p>
                <text:list>
                  <text:list-header>
                    <text:p xml:id="id16" text:id="id16"><text:span text:style-name="T3">for</text:span><text:span text:style-name="T5"> </text:span><text:span text:style-name="T4">(;;){ //Boucle infinie</text:span></text:p>
                    <text:list>
                      <text:list-header>
                        <text:p xml:id="id17" text:id="id17"><text:span text:style-name="T4">opcode = memory_read(PC++) ; //Lire la prochaine instruction</text:span></text:p>
                        <text:p xml:id="id18" text:id="id18"><text:span text:style-name="T4">cycles = cycles_table[opcode] ; <text:s text:c="2"/>//Lire le nombre de cycles </text:span></text:p>
                        <text:p xml:id="id19" text:id="id19"><text:span text:style-name="T3">switch</text:span><text:span text:style-name="T4">(opcode){ </text:span><text:span text:style-name="T4"><text:tab/></text:span><text:span text:style-name="T4"><text:tab/></text:span><text:span text:style-name="T4"><text:tab/></text:span><text:span text:style-name="T4"><text:tab/></text:span><text:span text:style-name="T4"> <text:s/>//Exécution de l'instruction</text:span></text:p>
                        <text:list>
                          <text:list-header>
                            <text:p xml:id="id20" text:id="id20"><text:span text:style-name="T3">case</text:span><text:span text:style-name="T4"> opcode1</text:span></text:p>
                            <text:p xml:id="id21" text:id="id21"><text:span text:style-name="T3">case</text:span><text:span text:style-name="T4"> opcode2</text:span></text:p>
                            <text:p xml:id="id22" text:id="id22"><text:span text:style-name="T4">...</text:span></text:p>
                          </text:list-header>
                        </text:list>
                        <text:p xml:id="id23" text:id="id23"><text:span text:style-name="T4">}</text:span></text:p>
                        <text:p xml:id="id24" text:id="id24"><text:span text:style-name="T4">update_graphics(cycles) ;</text:span><text:span text:style-name="T4"><text:tab/></text:span><text:span text:style-name="T4"><text:tab/></text:span><text:span text:style-name="T4">//Mise à jour des graphismes</text:span></text:p>
                        <text:p xml:id="id25" text:id="id25"><text:span text:style-name="T4">update_sound(cycles) ;</text:span><text:span text:style-name="T4"><text:tab/></text:span><text:span text:style-name="T4"><text:tab/></text:span><text:span text:style-name="T4"><text:tab/></text:span><text:span text:style-name="T4">//Mise à jour du son</text:span></text:p>
                        <text:p xml:id="id26" text:id="id26"><text:span text:style-name="T4">handle_interrupts() ;</text:span><text:span text:style-name="T4"><text:tab/></text:span><text:span text:style-name="T4"><text:tab/></text:span><text:span text:style-name="T4"><text:tab/></text:span><text:span text:style-name="T4">//Gestion des interruptions</text:span></text:p>
                      </text:list-header>
                    </text:list>
                    <text:p xml:id="id27" text:id="id27"><text:span text:style-name="T4">}</text:span></text:p>
                  </text:list-header>
                </text:list>
                <text:p xml:id="id28" text:id="id28"><text:span text:style-name="T4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mémoire</text:p>
          </draw:text-box>
        </draw:frame>
        <draw:frame presentation:style-name="pr9" draw:layer="layout" svg:width="24.639cm" svg:height="12.178cm" svg:x="1.4cm" svg:y="4.914cm" presentation:class="outline">
          <draw:text-box>
            <text:list text:style-name="L4">
              <text:list-item>
                <text:p xml:id="id29" text:id="id29">Besoin de la part du processeur d'un accés en lecture et en écriture.</text:p>
                <text:p/>
              </text:list-item>
              <text:list-item>
                <text:p xml:id="id30" text:id="id30">Signatures de fonctions génériques:</text:p>
                <text:p xml:id="id31" text:id="id31"><text:span text:style-name="T6">unsigned int</text:span><text:span text:style-name="T7"> memory_read(</text:span><text:span text:style-name="T6">unsigned int </text:span><text:span text:style-name="T7">addr) ;</text:span></text:p>
                <text:p xml:id="id32" text:id="id32"><text:span text:style-name="T6">void</text:span><text:span text:style-name="T7"> memory_write(</text:span><text:span text:style-name="T6">unsigned int</text:span><text:span text:style-name="T7"> addr, </text:span><text:span text:style-name="T6">unsigned int</text:span><text:span text:style-name="T7"> data) 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>Analyse du fonctionnement graphique du système à émuler.</text:p>
              </text:list-item>
              <text:list-item>
                <text:p>Bilan de l'analyse.</text:p>
              </text:list-item>
              <text:list-item>
                <text:p>Choix des outils en fon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sonor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Démarche générale proche de système en système </text:p>
                <text:list>
                  <text:list-item>
                    <text:list>
                      <text:list-item>
                        <text:p>Analyser les composant</text:p>
                      </text:list-item>
                      <text:list-item>
                        <text:p>Choisir un outil en fonction (librairie)</text:p>
                      </text:list-item>
                      <text:list-item>
                        <text:p>Générer des ondes</text:p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Fonctionnement quasi indépend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sation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>Importante entre CPU, GPU et APU</text:p>
                <text:list>
                  <text:list-item>
                    <text:list>
                      <text:list-item>
                        <text:p>« Métronome » commun, pour éviter les décalages</text:p>
                      </text:list-item>
                    </text:list>
                  </text:list-item>
                </text:list>
                <text:p/>
              </text:list-item>
              <text:list-item>
                <text:p>Le CPU reste maître</text:p>
                <text:list>
                  <text:list-item>
                    <text:list>
                      <text:list-item>
                        <text:p>Interruptions, différents types pour différents objectif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I/Adapté à la Game Boy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PU Game Boy</text:p>
          </draw:text-box>
        </draw:frame>
        <draw:frame presentation:style-name="pr9" draw:layer="layout" svg:width="24.639cm" svg:height="12.178cm" svg:x="1.4cm" svg:y="4.914cm" presentation:class="outline">
          <draw:text-box>
            <text:list text:style-name="L4">
              <text:list-item>
                <text:p xml:id="id33" text:id="id33">Nom : LR35902</text:p>
              </text:list-item>
              <text:list-item>
                <text:p xml:id="id34" text:id="id34">Version simplifié du Zilog 80 de Intel</text:p>
              </text:list-item>
              <text:list-item>
                <text:p xml:id="id35" text:id="id35">Cadence : ~ 4,2 MHz</text:p>
              </text:list-item>
              <text:list-item>
                <text:p xml:id="id36" text:id="id36">Nombre d'instructions : ~ 512</text:p>
              </text:list-item>
              <text:list-item>
                <text:p xml:id="id37" text:id="id37">Endianess : Little endian</text:p>
              </text:list-item>
              <text:list-item>
                <text:p xml:id="id38" text:id="id38">Registres : 10 registres inter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oboy et le module CPU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 xml:id="id39" text:id="id39">Mise en place d'une structure représentant les registres internes.</text:p>
              </text:list-item>
              <text:list-item>
                <text:p xml:id="id40" text:id="id40">Suivi de l'algorithme de base.</text:p>
              </text:list-item>
              <text:list-item>
                <text:p xml:id="id41" text:id="id41">Regroupement des instructions en fonctions génériques.</text:p>
              </text:list-item>
            </text:list>
          </draw:text-box>
        </draw:frame>
        <draw:custom-shape draw:style-name="gr3" draw:text-style-name="P1" xml:id="id5" draw:id="id5" draw:layer="layout" svg:width="5.6cm" svg:height="6.8cm" svg:x="4.4cm" svg:y="12.6cm">
          <text:p text:style-name="P1">INC B</text:p>
          <text:p text:style-name="P1">INC C</text:p>
          <text:p text:style-name="P1">INC D</text:p>
          <text:p text:style-name="P1">INC E</text:p>
          <text:p text:style-name="P1">INC H</text:p>
          <text:p text:style-name="P1">INC L</text:p>
          <text:p text:style-name="P1">INC A</text:p>
          <draw:enhanced-geometry svg:viewBox="0 0 21600 21600" draw:type="rectangle" draw:enhanced-path="M 0 0 L 21600 0 21600 21600 0 21600 0 0 Z N"/>
        </draw:custom-shape>
        <draw:custom-shape draw:style-name="gr5" draw:text-style-name="P1" xml:id="id42" draw:id="id42" draw:layer="layout" svg:width="11.2cm" svg:height="1.6cm" svg:x="13.2cm" svg:y="15cm">
          <text:p/>
          <draw:enhanced-geometry svg:viewBox="0 0 21600 21600" draw:type="rectangle" draw:enhanced-path="M 0 0 L 21600 0 21600 21600 0 21600 0 0 Z N"/>
        </draw:custom-shape>
        <draw:frame draw:style-name="gr6" xml:id="id6" draw:id="id6" draw:layer="layout" svg:width="10.713cm" svg:height="0.962cm" svg:x="13.487cm" svg:y="15.438cm">
          <draw:text-box>
            <text:p>static inline inc(unsigned char *reg) ;</text:p>
          </draw:text-box>
        </draw:frame>
        <draw:connector draw:style-name="gr4" draw:text-style-name="P1" xml:id="id43" draw:id="id43" draw:layer="layout" draw:type="line" svg:x1="10cm" svg:y1="16cm" svg:x2="13.487cm" svg:y2="15.919cm" draw:start-shape="id5" draw:start-glue-point="1" draw:end-shape="id6" svg:d="m10000 16000 3487-81" svg:viewBox="0 0 3488 8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MU Game Bo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 xml:id="id44" text:id="id44">Plage d'adresse 16 bits.</text:p>
              </text:list-item>
              <text:list-item>
                <text:p xml:id="id45" text:id="id45">3 zones spécifiques : RAM interne, ROM de la cartouche et RAM de la cartouche.</text:p>
              </text:list-item>
            </text:list>
          </draw:text-box>
        </draw:frame>
        <draw:custom-shape draw:style-name="gr3" draw:text-style-name="P5" xml:id="id46" draw:id="id46" draw:layer="layout" svg:width="8.8cm" svg:height="9cm" svg:x="9cm" svg:y="10.4cm"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frame draw:style-name="gr7" draw:text-style-name="P8" xml:id="id47" draw:id="id47" draw:layer="layout" svg:width="3cm" svg:height="8.783cm" svg:x="6.4cm" svg:y="10.438cm">
          <draw:text-box>
            <text:p text:style-name="P8">0xFFFF</text:p>
            <text:p text:style-name="P8"/>
            <text:p text:style-name="P8"/>
            <text:p text:style-name="P8"/>
            <text:p text:style-name="P8">0xBFFF</text:p>
            <text:p text:style-name="P8"/>
            <text:p text:style-name="P8">0x9FFF</text:p>
            <text:p text:style-name="P8"/>
            <text:p text:style-name="P8">0x7FFF</text:p>
            <text:p text:style-name="P8"/>
            <text:p text:style-name="P8"/>
            <text:p text:style-name="P8">0x0000</text:p>
          </draw:text-box>
        </draw:frame>
        <draw:line draw:style-name="gr8" draw:text-style-name="P1" xml:id="id48" draw:id="id48" draw:layer="layout" svg:x1="9cm" svg:y1="16.6cm" svg:x2="17.8cm" svg:y2="16.6cm">
          <text:p/>
        </draw:line>
        <draw:line draw:style-name="gr8" draw:text-style-name="P1" xml:id="id49" draw:id="id49" draw:layer="layout" svg:x1="9cm" svg:y1="15.2cm" svg:x2="17.8cm" svg:y2="15.2cm">
          <text:p/>
        </draw:line>
        <draw:line draw:style-name="gr8" draw:text-style-name="P1" xml:id="id50" draw:id="id50" draw:layer="layout" svg:x1="9cm" svg:y1="13.8cm" svg:x2="17.8cm" svg:y2="13.8cm">
          <text:p/>
        </draw:line>
        <draw:frame draw:style-name="gr6" draw:text-style-name="P8" xml:id="id51" draw:id="id51" draw:layer="layout" svg:width="5.082cm" svg:height="0.962cm" svg:x="10.718cm" svg:y="17.6cm">
          <draw:text-box>
            <text:p text:style-name="P8">ROM Cartouche</text:p>
          </draw:text-box>
        </draw:frame>
        <draw:frame draw:style-name="gr6" draw:text-style-name="P8" xml:id="id52" draw:id="id52" draw:layer="layout" svg:width="4.062cm" svg:height="0.962cm" svg:x="10.738cm" svg:y="15.438cm">
          <draw:text-box>
            <text:p text:style-name="P8">RAM Interne</text:p>
          </draw:text-box>
        </draw:frame>
        <draw:frame draw:style-name="gr6" draw:text-style-name="P8" xml:id="id53" draw:id="id53" draw:layer="layout" svg:width="5.011cm" svg:height="0.962cm" svg:x="10.8cm" svg:y="14cm">
          <draw:text-box>
            <text:p text:style-name="P8">RAM Cartouche</text:p>
          </draw:text-box>
        </draw:frame>
        <draw:frame draw:style-name="gr6" draw:text-style-name="P8" xml:id="id54" draw:id="id54" draw:layer="layout" svg:width="4.062cm" svg:height="0.962cm" svg:x="10.738cm" svg:y="11.838cm">
          <draw:text-box>
            <text:p text:style-name="P8">RAM Intern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6" smil:attributeName="visibility" smil:to="visible"/>
                  <anim:transitionFilter smil:dur="0.5s" smil:targetElement="id4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7" smil:attributeName="visibility" smil:to="visible"/>
                  <anim:transitionFilter smil:dur="0.5s" smil:targetElement="id4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8" smil:attributeName="visibility" smil:to="visible"/>
                  <anim:transitionFilter smil:dur="0.5s" smil:targetElement="id4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9" smil:attributeName="visibility" smil:to="visible"/>
                  <anim:transitionFilter smil:dur="0.5s" smil:targetElement="id4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0" smil:attributeName="visibility" smil:to="visible"/>
                  <anim:transitionFilter smil:dur="0.5s" smil:targetElement="id5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1" smil:attributeName="visibility" smil:to="visible"/>
                  <anim:transitionFilter smil:dur="0.5s" smil:targetElement="id5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2" smil:attributeName="visibility" smil:to="visible"/>
                  <anim:transitionFilter smil:dur="0.5s" smil:targetElement="id5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3" smil:attributeName="visibility" smil:to="visible"/>
                  <anim:transitionFilter smil:dur="0.5s" smil:targetElement="id5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4" smil:attributeName="visibility" smil:to="visible"/>
                  <anim:transitionFilter smil:dur="0.5s" smil:targetElement="id54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boy et le module MMU</text:p>
          </draw:text-box>
        </draw:frame>
        <draw:frame presentation:style-name="pr9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 xml:id="id55" text:id="id55">3 buffers représentant les 3 zones mémoires.</text:p>
              </text:list-item>
              <text:list-item>
                <text:p xml:id="id56" text:id="id56">Réalisation des fonctions d'accés mémoire.</text:p>
                <text:p/>
                <text:p/>
              </text:list-item>
            </text:list>
          </draw:text-box>
        </draw:frame>
        <draw:frame draw:style-name="gr6" draw:text-style-name="P8" draw:layer="layout" svg:width="24.087cm" svg:height="9.494cm" svg:x="2.417cm" svg:y="8.262cm">
          <draw:text-box>
            <text:p xml:id="id57" text:id="id57" text:style-name="P8"><text:span text:style-name="T8">inline unsigned char</text:span> memory_read (<text:span text:style-name="T8">unsigned short</text:span> addr ) {</text:p>
            <text:p xml:id="id58" text:id="id58" text:style-name="P8"><text:tab/><text:span text:style-name="T8">if </text:span>( addr &lt;= <text:span text:style-name="T9">0x3FFF</text:span> ) <text:tab/><text:tab/><text:tab/><text:tab/><text:tab/><text:tab/><text:tab/><text:span text:style-name="T10">// Banque 0 ROM cartouche</text:span></text:p>
            <text:p xml:id="id59" text:id="id59" text:style-name="P8"><text:tab/><text:tab/><text:span text:style-name="T8">return</text:span> cartridge_rom_buffer[ addr ];</text:p>
            <text:p xml:id="id60" text:id="id60" text:style-name="P8"><text:tab/><text:span text:style-name="T8">else if</text:span> ( addr &lt;= <text:span text:style-name="T9">0x7FFF </text:span>)<text:span text:style-name="T10">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Banque 1−n ROM cartouche</text:span></text:p>
            <text:p xml:id="id61" text:id="id61" text:style-name="P8"><text:tab/><text:tab/><text:span text:style-name="T8">return</text:span> cartridge_rom_buffer[<text:span text:style-name="T9"> 0x4000 </text:span>*( rom_selector − 1 ) + addr ];</text:p>
            <text:p xml:id="id62" text:id="id62" text:style-name="P8"><text:tab/><text:span text:style-name="T8">else if</text:span> ( addr &lt;= <text:span text:style-name="T9">0x9FFF</text:span> ) <text:tab/><text:tab/><text:tab/><text:tab/><text:tab/><text:tab/><text:span text:style-name="T10">// Mémoire interne</text:span></text:p>
            <text:p xml:id="id63" text:id="id63" text:style-name="P8"><text:tab/><text:tab/><text:span text:style-name="T8">return</text:span> internal_ram [ addr ] ; </text:p>
            <text:p xml:id="id64" text:id="id64" text:style-name="P8"><text:tab/><text:span text:style-name="T8">else if</text:span> ( addr &lt;= <text:span text:style-name="T9">0xBFFF</text:span> &amp;&amp; cartridge_ram_enabled)<text:span text:style-name="T10"> //RAM cartouche</text:span></text:p>
            <text:p xml:id="id65" text:id="id65" text:style-name="P8"><text:tab/><text:tab/><text:span text:style-name="T8">return</text:span> cartridge_ram_buffer [<text:span text:style-name="T9"> 0x2000</text:span> * ( ram_selector ) + addr −<text:span text:style-name="T9"> 0xA000</text:span> ] ;</text:p>
            <text:p xml:id="id66" text:id="id66" text:style-name="P8"><text:tab/><text:span text:style-name="T8">else</text:span></text:p>
            <text:p xml:id="id67" text:id="id67" text:style-name="P8"><text:tab/><text:tab/><text:span text:style-name="T8">return</text:span> internal_ram[ addr ] ; <text:tab/><text:tab/><text:tab/><text:tab/><text:span text:style-name="T10">// Mémoire interne</text:span></text:p>
            <text:p xml:id="id68" text:id="id68" text:style-name="P8">}</text:p>
            <text:p text:style-name="P8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Game Bo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>Ecran LCD de 160*144 pixels.</text:p>
              </text:list-item>
              <text:list-item>
                <text:p>3 couches graphiques.</text:p>
              </text:list-item>
              <text:list-item>
                <text:p>60 images/seconde.</text:p>
              </text:list-item>
              <text:list-item>
                <text:p>Affichage ligne par ligne</text:p>
              </text:list-item>
              <text:list-item>
                <text:p>Utilisation de tu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background </text:p>
                <text:p/>
                <text:p>-&gt;sché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window </text:p>
                <text:p/>
                <text:p>-&gt;sché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sprites</text:p>
                <text:p/>
                <text:p>-&gt;sché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U Game Boy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Caractéristiques</text:p>
                <text:list>
                  <text:list-item>
                    <text:list>
                      <text:list-item>
                        <text:p>4 Canaux son, 4 types d'onde</text:p>
                      </text:list-item>
                      <text:list-item>
                        <text:p>2 Sorties </text:p>
                      </text:list-item>
                      <text:list-item>
                        <text:p>22 registres</text:p>
                      </text:list-item>
                    </text:list>
                  </text:list-item>
                </text:list>
                <text:p/>
              </text:list-item>
              <text:list-item>
                <text:p>Réalisation générale</text:p>
                <text:list>
                  <text:list-item>
                    <text:list>
                      <text:list-item>
                        <text:p>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Première piste, le schéma général</text:p>
                <text:list>
                  <text:list-item>
                    <text:list>
                      <text:list-item>
                        <text:p>Difficile à suivre</text:p>
                      </text:list-item>
                      <text:list-item>
                        <text:p>Signal à traiter (échantillonnage) .</text:p>
                      </text:list-item>
                    </text:list>
                  </text:list-item>
                </text:list>
                <text:p/>
              </text:list-item>
              <text:list-item>
                <text:p>La librairie « blip_buff »</text:p>
                <text:list>
                  <text:list-item>
                    <text:list>
                      <text:list-item>
                        <text:p>Ré-échantillonnage automatique</text:p>
                      </text:list-item>
                      <text:list-item>
                        <text:p>Travail centré sur le signal tel que récupéré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Fonctionnement « parallèle » </text:p>
                <text:list>
                  <text:list-item>
                    <text:list>
                      <text:list-item>
                        <text:p>Gestion mémoire déléguée</text:p>
                      </text:list-item>
                      <text:list-item>
                        <text:p>Modification permanente</text:p>
                      </text:list-item>
                    </text:list>
                  </text:list-item>
                </text:list>
                <text:p/>
              </text:list-item>
              <text:list-item>
                <text:p>Mise à jour des canaux</text:p>
                <text:list>
                  <text:list-item>
                    <text:list>
                      <text:list-item>
                        <text:p>Allure générale identique, mais chaque canal a ses particularités.</text:p>
                      </text:list-item>
                      <text:list-item>
                        <text:p>4 canaux, 4 types d'ondes, mais un seul flu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Séparation des informations </text:p>
                <text:list>
                  <text:list-item>
                    <text:list>
                      <text:list-item>
                        <text:p>Analyse des données à écrire.</text:p>
                      </text:list-item>
                      <text:list-item>
                        <text:p>Détermination des variations d'amplitude en fonction</text:p>
                        <text:p>(Plusieurs caractéristiques pour chaque onde!)</text:p>
                      </text:list-item>
                      <text:list-item>
                        <text:p>Prise en compte des contrainte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3.216cm" svg:height="0.962cm" svg:x="3.2cm" svg:y="16cm">
          <draw:text-box>
            <text:p><text:span text:style-name="T11">SCHE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Détermination du « delta »</text:p>
                <text:list>
                  <text:list-item>
                    <text:list>
                      <text:list-item>
                        <text:p>A chaque caractéristique sa fonction</text:p>
                      </text:list-item>
                      <text:list-item>
                        <text:p>L'amplitude est calculée différemment selon le type d'onde</text:p>
                      </text:list-item>
                      <text:list-item>
                        <text:p>Temps donné en cycl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3.216cm" svg:height="0.962cm" svg:x="2.4cm" svg:y="16.8cm">
          <draw:text-box>
            <text:p><text:span text:style-name="T11">SCHE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Terminaison du son </text:p>
                <text:list>
                  <text:list-item>
                    <text:list>
                      <text:list-item>
                        <text:p>Fermeture des tampons</text:p>
                      </text:list-item>
                      <text:list-item>
                        <text:p>Ré-échantillonnage par « blip_buff »</text:p>
                      </text:list-item>
                      <text:list-item>
                        <text:p>Lecture par la SD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3.216cm" svg:height="0.962cm" svg:x="11.6cm" svg:y="13.4cm">
          <draw:text-box>
            <text:p><text:span text:style-name="T11">SCHE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lan de réalisation</text:p>
          </draw:text-box>
        </draw:frame>
        <draw:frame presentation:style-name="pr9" draw:text-style-name="P10" draw:layer="layout" svg:width="24.639cm" svg:height="12.178cm" svg:x="1.4cm" svg:y="4.914cm" presentation:class="outline">
          <draw:text-box>
            <text:list text:style-name="L4">
              <text:list-item>
                <text:p xml:id="id69" text:id="id69"><text:span text:style-name="T7">CPU : toutes les instructions sont implémentées correctement. </text:span></text:p>
              </text:list-item>
              <text:list-item>
                <text:p xml:id="id70" text:id="id70"><text:span text:style-name="T7">GPU : toutes les couches sont implémentées, l'utilisateur peut redimensionner la fenêtre tel qu'il le désire.</text:span></text:p>
              </text:list-item>
              <text:list-item>
                <text:p xml:id="id71" text:id="id71"><text:span text:style-name="T7">APU : le son est présent et tend à être fidèle au son d'origine.</text:span></text:p>
              </text:list-item>
              <text:list-item>
                <text:p xml:id="id72" text:id="id72"><text:span text:style-name="T7">Cartouches de jeu : les puces MBC1 et MBC2 sont implémentées.</text:span></text:p>
              </text:list-item>
              <text:list-item>
                <text:p xml:id="id73" text:id="id73"><text:span text:style-name="T7">Sauvegarde : sauvegarde classique et par état implémentées.</text:span></text:p>
              </text:list-item>
              <text:list-item>
                <text:p xml:id="id74" text:id="id74"><text:span text:style-name="T7">GUI : interface utilisateur présente qui permet de choisir un jeu et de changer les touch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ctionnalités pouvant être rajoutées</text:p>
          </draw:text-box>
        </draw:frame>
        <draw:frame presentation:style-name="pr9" draw:text-style-name="P6" draw:layer="layout" svg:width="24.639cm" svg:height="12.178cm" svg:x="1.4cm" svg:y="6cm" presentation:class="outline" presentation:user-transformed="true">
          <draw:text-box>
            <text:list text:style-name="L4">
              <text:list-item>
                <text:p xml:id="id75" text:id="id75"><text:span text:style-name="T2">Implémenter la puce MBC3</text:span></text:p>
                <text:p><text:span text:style-name="T2"/></text:p>
              </text:list-item>
              <text:list-item>
                <text:p xml:id="id76" text:id="id76"><text:span text:style-name="T2">Améliorer le son</text:span></text:p>
                <text:p><text:span text:style-name="T2"/></text:p>
              </text:list-item>
              <text:list-item>
                <text:p xml:id="id77" text:id="id77"><text:span text:style-name="T2">Système deux joueurs</text:span></text:p>
                <text:p><text:span text:style-name="T2"/></text:p>
              </text:list-item>
              <text:list-item>
                <text:p xml:id="id78" text:id="id78"><text:span text:style-name="T2">Game Boy Col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'émulation aujourd'hui</text:p>
          </draw:text-box>
        </draw:frame>
        <draw:frame presentation:style-name="pr10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Virtualisation ( en 2008 : un serveur n'utilisait que 10 % des capacités du matériel).</text:p>
                <text:p/>
              </text:list-item>
              <text:list-item>
                <text:p>Environnements de test.</text:p>
                <text:p/>
              </text:list-item>
              <text:list-item>
                <text:p>Émulation de terminal.</text:p>
                <text:p/>
              </text:list-item>
              <text:list-item>
                <text:p>Sauvegarde du patrimoine dans le domaine des jeux vidéo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4.639cm" svg:height="12.179cm" svg:x="1.4cm" svg:y="4.914cm" presentation:class="outline">
          <draw:text-box>
            <text:p>Merci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murder </meta:initial-creator>
    <meta:creation-date>2013-05-18T11:53:53</meta:creation-date>
    <dc:date>2013-05-20T16:22:08</dc:date>
    <dc:creator>joemurder </dc:creator>
    <meta:editing-duration>PT43M37S</meta:editing-duration>
    <meta:editing-cycles>10</meta:editing-cycles>
    <meta:generator>LibreOffice/3.5$Linux_x86 LibreOffice_project/350m1$Build-2</meta:generator>
    <meta:document-statistic meta:object-count="184"/>
  </office:meta>
</office:document-meta>
</file>